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working encryption and decry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60.5" calcext:value-type="float">
            <text:p>6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19.5" calcext:value-type="float">
            <text:p>119,5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.00.0000</text:date>, <text:time style:data-style-name="N2" text:time-value="17:09:58.7970071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03T17:10:19.109671716</dc:date>
    <meta:editing-duration>PT3H1M47S</meta:editing-duration>
    <meta:editing-cycles>29</meta:editing-cycles>
    <meta:generator>LibreOffice/6.0.7.3$Linux_X86_64 LibreOffice_project/00m0$Build-3</meta:generator>
    <meta:document-statistic meta:table-count="1" meta:cell-count="57" meta:object-count="0"/>
  </office:meta>
</office:document-meta>
</file>